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sans-serif" style:font-family-asian="sans-serif" style:font-family-complex="sans-serif" fo:background-color="transparent" style:use-window-font-color="true"/>
    </style:style>
    <style:style style:name="T3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8.00pt" fo:font-weight="bold" fo:font-family="sans-serif" style:font-family-asian="sans-serif" style:font-family-complex="sans-serif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2">Rejath T M</text:span></text:p>
      <text:p text:style-name="P1"><text:span text:style-name="T3">Roll No 50</text:span></text:p>
      <text:p text:style-name="P1"><text:span text:style-name="T3">TCR18CS050</text:span></text:p>
      <text:p text:style-name="P1"><text:span text:style-name="T3">GECT CSE S5</text:span></text:p>
      <text:p text:style-name="P1"><text:span text:style-name="T4"/></text:p>
      <text:p text:style-name="P1"><text:span text:style-name="T5">Readme:</text:span></text:p>
      <text:p text:style-name="P1"><text:span text:style-name="T6">Contents of the mail: </text:span></text:p>
      <text:p text:style-name="P1"><text:span text:style-name="T7">exp15.sql- file containing sql commands of experiment 15</text:span></text:p>
      <text:p text:style-name="P1"><text:span text:style-name="T8"/></text:p>
      <text:p text:style-name="P1"><text:span text:style-name="T9">Here i am using MySQL 8.0.21.0 on Windows 10</text:span></text:p>
      <text:p text:style-name="P1"><text:span text:style-name="T10"/></text:p>
      <text:p text:style-name="P1"><text:span text:style-name="T11">We can run the the batch script from terminal using the following command</text:span></text:p>
      <text:p text:style-name="P1"><text:span text:style-name="T12">$mysql -u (username) -p(password) &lt; (~/directory/batch.sql) </text:span></text:p>
      <text:p text:style-name="P1"><text:span text:style-name="T13">Then the batch will be executed.</text:span></text:p>
      <text:p text:style-name="P1"><text:span text:style-name="T14"/></text:p>
      <text:list text:style-name="L2">
        <text:list-item>
          <text:p text:style-name="P2"><text:span text:style-name="T15">Here experiment 15 is to implement Triggers and Cursors .</text:span></text:p>
        </text:list-item>
        <text:list-item>
          <text:p text:style-name="P2"><text:span text:style-name="T16">A trigger is a stored program invoked automatically in response to an eventsuch as ​insert​, ​update​, or ​delete​ that occurs in the associated table. </text:span></text:p>
        </text:list-item>
        <text:list-item>
          <text:p text:style-name="P2"><text:span text:style-name="T16">MySQL supports triggers that are invoked in response to the ​</text:span><text:span text:style-name="T17">INSERT​, ​UPDATE</text:span><text:span text:style-name="T18">​ or</text:span></text:p>
        </text:list-item>
        <text:list-item>
          <text:p text:style-name="P2"><text:span text:style-name="T19">DELETE</text:span><text:span text:style-name="T20">​ event.</text:span></text:p>
        </text:list-item>
        <text:list-item>
          <text:p text:style-name="P2"><text:span text:style-name="T20">To handle a result set inside a ​stored procedure​, you use a cursor. A cursor allows youto ​iterate ​a set of rows returned by a query and process each row individually.</text:span></text:p>
        </text:list-item>
        <text:list-item>
          <text:p text:style-name="P2"><text:span text:style-name="T20">MySQL cursor is read-only, non-scrollable and asensitive.</text:span></text:p>
        </text:list-item>
      </text:list>
      <text:p text:style-name="P3"><text:span text:style-name="T20"/></text:p>
      <text:p text:style-name="P3"><text:span text:style-name="T21">As these experiments are continuous, execution of previous experiments is needed.</text:span></text:p>
      <text:p text:style-name="P3"><text:span text:style-name="T22"/></text:p>
      <text:p text:style-name="P3"><text:span text:style-name="T22"/></text:p>
      <text:p text:style-name="P3"><text:span text:style-name="T22"/></text:p>
      <text:p text:style-name="P3"><text:span text:style-name="T22"/></text:p>
      <text:p text:style-name="P3"><text:span text:style-name="T22"/></text:p>
      <text:p text:style-name="P3"><text:span text:style-name="T22"/></text:p>
      <text:p text:style-name="P3"><text:span text:style-name="T22"/></text:p>
      <text:p text:style-name="P3"><text:span text:style-name="T22"/></text:p>
      <text:p text:style-name="P3"><text:span text:style-name="T2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